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2">
          <table:table-cell office:value-type="string">
            <text:p>vec1</text:p>
          </table:table-cell>
          <table:table-cell office:value-type="string">
            <text:p>n</text:p>
          </table:table-cell>
          <table:table-cell office:value-type="string">
            <text:p>fun_def</text:p>
          </table:table-cell>
          <table:table-cell office:value-type="string">
            <text:p>fun_sse</text:p>
          </table:table-cell>
          <table:table-cell office:value-type="string">
            <text:p>speedup</text:p>
          </table:table-cell>
        </table:table-row>
        <table:table-row table:style-name="ro3">
          <table:table-cell/>
          <table:table-cell office:value-type="string">
            <text:p>2^20</text:p>
          </table:table-cell>
          <table:table-cell office:value-type="float" office:value="0.072228">
            <text:p>0,072228</text:p>
          </table:table-cell>
          <table:table-cell office:value-type="float" office:value="0.015471">
            <text:p>0,015471</text:p>
          </table:table-cell>
          <table:table-cell table:formula="of:=[.C3]/[.D3]" office:value-type="float" office:value="4.66860577855342">
            <text:p>4,6686057786</text:p>
          </table:table-cell>
        </table:table-row>
        <table:table-row table:style-name="ro3">
          <table:table-cell/>
          <table:table-cell office:value-type="string">
            <text:p>2^22</text:p>
          </table:table-cell>
          <table:table-cell office:value-type="float" office:value="0.289443">
            <text:p>0,289443</text:p>
          </table:table-cell>
          <table:table-cell office:value-type="float" office:value="0.060414">
            <text:p>0,060414</text:p>
          </table:table-cell>
          <table:table-cell table:formula="of:=[.C4]/[.D4]" office:value-type="float" office:value="4.79099215413646">
            <text:p>4,790992154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2">
          <table:table-cell office:value-type="string">
            <text:p>vec2</text:p>
          </table:table-cell>
          <table:table-cell office:value-type="string">
            <text:p>n</text:p>
          </table:table-cell>
          <table:table-cell office:value-type="string">
            <text:p>fun_def</text:p>
          </table:table-cell>
          <table:table-cell office:value-type="string">
            <text:p>fun_sse</text:p>
          </table:table-cell>
          <table:table-cell office:value-type="string">
            <text:p>speedup</text:p>
          </table:table-cell>
        </table:table-row>
        <table:table-row table:style-name="ro3">
          <table:table-cell/>
          <table:table-cell office:value-type="string">
            <text:p>2^20</text:p>
          </table:table-cell>
          <table:table-cell office:value-type="float" office:value="0.063368">
            <text:p>0,063368</text:p>
          </table:table-cell>
          <table:table-cell office:value-type="float" office:value="0.023878">
            <text:p>0,023878</text:p>
          </table:table-cell>
          <table:table-cell table:formula="of:=[.C7]/[.D7]" office:value-type="float" office:value="2.65382360331686">
            <text:p>2,6538236033</text:p>
          </table:table-cell>
        </table:table-row>
        <table:table-row table:style-name="ro3">
          <table:table-cell/>
          <table:table-cell office:value-type="string">
            <text:p>2^22</text:p>
          </table:table-cell>
          <table:table-cell office:value-type="float" office:value="0.351594">
            <text:p>0,351594</text:p>
          </table:table-cell>
          <table:table-cell office:value-type="float" office:value="0.095659">
            <text:p>0,095659</text:p>
          </table:table-cell>
          <table:table-cell table:formula="of:=[.C8]/[.D8]" office:value-type="float" office:value="3.67549315798827">
            <text:p>3,675493158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2">
          <table:table-cell office:value-type="string">
            <text:p>vmin</text:p>
          </table:table-cell>
          <table:table-cell office:value-type="string">
            <text:p>n</text:p>
          </table:table-cell>
          <table:table-cell office:value-type="string">
            <text:p>fun_def</text:p>
          </table:table-cell>
          <table:table-cell office:value-type="string">
            <text:p>fun_sse</text:p>
          </table:table-cell>
          <table:table-cell office:value-type="string">
            <text:p>speedup</text:p>
          </table:table-cell>
        </table:table-row>
        <table:table-row table:style-name="ro3">
          <table:table-cell/>
          <table:table-cell office:value-type="string">
            <text:p>2^20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2^2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2">
          <table:table-cell office:value-type="string">
            <text:p>reduction</text:p>
          </table:table-cell>
          <table:table-cell office:value-type="string">
            <text:p>n</text:p>
          </table:table-cell>
          <table:table-cell office:value-type="string">
            <text:p>fun_def</text:p>
          </table:table-cell>
          <table:table-cell office:value-type="string">
            <text:p>fun_sse</text:p>
          </table:table-cell>
          <table:table-cell office:value-type="string">
            <text:p>speedup</text:p>
          </table:table-cell>
        </table:table-row>
        <table:table-row table:style-name="ro3">
          <table:table-cell/>
          <table:table-cell office:value-type="string">
            <text:p>2^20</text:p>
          </table:table-cell>
          <table:table-cell office:value-type="float" office:value="0.004056">
            <text:p>0,004056</text:p>
          </table:table-cell>
          <table:table-cell office:value-type="float" office:value="0.001974">
            <text:p>0,001974</text:p>
          </table:table-cell>
          <table:table-cell table:formula="of:=[.C15]/[.D15]" office:value-type="float" office:value="2.05471124620061">
            <text:p>2,0547112462</text:p>
          </table:table-cell>
        </table:table-row>
        <table:table-row table:style-name="ro3">
          <table:table-cell/>
          <table:table-cell office:value-type="string">
            <text:p>2^22</text:p>
          </table:table-cell>
          <table:table-cell office:value-type="float" office:value="0.014379">
            <text:p>0,014379</text:p>
          </table:table-cell>
          <table:table-cell office:value-type="float" office:value="0.006302">
            <text:p>0,006302</text:p>
          </table:table-cell>
          <table:table-cell table:formula="of:=[.C16]/[.D16]" office:value-type="float" office:value="2.281656616947">
            <text:p>2,2816566169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</meta:initial-creator>
    <meta:creation-date>2014-11-27T22:08:33</meta:creation-date>
    <meta:generator>LibreOffice/3.5$Linux_x86 LibreOffice_project/350m1$Build-2</meta:generator>
    <dc:date>2014-11-28T09:57:06</dc:date>
    <dc:creator>wei </dc:creator>
    <meta:editing-duration>PT11H38M42S</meta:editing-duration>
    <meta:editing-cycles>4</meta:editing-cycles>
    <meta:document-statistic meta:table-count="3" meta:cell-count="46" meta:object-count="0"/>
  </office:meta>
</office:document-meta>
</file>